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line-height="150%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">
      <style:paragraph-properties fo:line-height="150%" style:page-number="auto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Einleitung</text:p>
      <text:p text:style-name="P4"/>
      <text:p text:style-name="P2">Textuelle Beschreibung des Zwecks des Systems</text:p>
      <text:p text:style-name="P4"/>
      <text:p text:style-name="P4">2. Systementwurf</text:p>
      <text:p text:style-name="P1"/>
      <text:p text:style-name="P1"/>
      <text:p text:style-name="P1">2.1 Entwurfsziele</text:p>
      <text:p text:style-name="P1"/>
      <text:p text:style-name="P2">Textuelle Beschreibung der Entwurfsziele und ihre Priorisiserung (+ kurze Begründung für Entscheidungen)</text:p>
      <text:p text:style-name="P1"/>
      <text:p text:style-name="P1">2.2 Paketverteilung</text:p>
      <text:p text:style-name="P2"/>
      <text:p text:style-name="P2"/>
      <text:p text:style-name="P3">data:</text:p>
      <text:p text:style-name="P2">Datapaket enthält alle Entitätsklassen. Diese erfüllen die Model-Funktion für die übrigen Klassen.</text:p>
      <text:p text:style-name="P2"/>
      <text:p text:style-name="P3">database:</text:p>
      <text:p text:style-name="P2">Database-Paket kümmert sich darum, dass die Entitätsklassen persistent in einer Datenbank <text:s/>verwaltet werden können.</text:p>
      <text:p text:style-name="P2"/>
      <text:p text:style-name="P2"/>
      <text:p text:style-name="P3">feature:<text:tab/></text:p>
      <text:p text:style-name="P2">Das Feature-Paket beinhaltet Klassen, die sich um einen speziellen Aufgabenbereichkümmern (z. B. Mp3-Player).</text:p>
      <text:p text:style-name="P2"/>
      <text:p text:style-name="P3">frontend:</text:p>
      <text:p text:style-name="P2">Das Frontend-Paket enthält Klassen, die sich um die Interaktion mit dem Anwender mittles Swing von Java kümmert und Daten entsprechend aufbereitet.</text:p>
      <text:p text:style-name="P2"/>
      <text:p text:style-name="P2"/>
      <text:p text:style-name="P1">2.3 Verwendung exitstierender Softwarekomponenten</text:p>
      <text:p text:style-name="P1"/>
      <text:p text:style-name="P2">Hibernate/ JPA:</text:p>
      <text:p text:style-name="P2"/>
      <text:p text:style-name="P2">Hibernate/JPA kümmert sich sehr transparent darum, dass die Entitätsklassen in eine Datenbank unserer Wahl gespeichert werden können. </text:p>
      <text:p text:style-name="P2"/>
      <text:p text:style-name="P2">Laut Aufgabenstellung müssen die Daten einen Neustart überleben. Da Hibernate empfohlen wurde, wurde es auch benutzt :-D</text:p>
      <text:p text:style-name="P2"><text:soft-page-break/></text:p>
      <text:p text:style-name="P2">Junit:</text:p>
      <text:p text:style-name="P2"/>
      <text:p text:style-name="P2">Junit kümmert sich um automatische Tests unserer Anwendung, d.h. wir brauchen nach Änderungen nicht explizit alle Funktionen zu testen, sondern können dies automatisiert ausführen und Fehler somit aufspüren.</text:p>
      <text:p text:style-name="P2"/>
      <text:p text:style-name="P2">Junit ist das Standart-Tool und wird bereits von vielen IDE's unterstützt.</text:p>
      <text:p text:style-name="P2"/>
      <text:p text:style-name="P2">Mp3-Player (Library: javazoom):</text:p>
      <text:p text:style-name="P2"/>
      <text:p text:style-name="P2"/>
      <text:p text:style-name="P2"/>
      <text:p text:style-name="P2">HSQLDB:</text:p>
      <text:p text:style-name="P2"/>
      <text:p text:style-name="P2">HSQLDB ist eine Datenbank, die gänzlich in Java implementiert worden ist. </text:p>
      <text:p text:style-name="P2"/>
      <text:p text:style-name="P2">Da es in Java geschrieben ist und auch die Speicherung im Dateisystem unterstützt, ist es sehr komfortabel in Java zu benutzen.</text:p>
      <text:p text:style-name="P2"/>
      <text:p text:style-name="P2"/>
      <text:p text:style-name="P1">2.4 Management persistenter Daten</text:p>
      <text:p text:style-name="P1"/>
      <text:p text:style-name="P2">Objekte, die persistent zu halten sind:</text:p>
      <text:p text:style-name="P2">Medium, Genre, Playlist, User, UserProfile, AdminProfile, ArtistProfile, LabelmanagerProfile, LabelProfile</text:p>
      <text:p text:style-name="P2"/>
      <text:p text:style-name="P2">Zur Beschreibung/ Begründung des gewählten Persistenzmechanismus siehe 2.3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28:57.89</meta:creation-date>
    <dc:title>Vorlage_mit_Arial_10</dc:title>
    <meta:editing-duration>PT35M47S</meta:editing-duration>
    <meta:editing-cycles>18</meta:editing-cycles>
    <meta:generator>OpenOffice.org/3.4.1$Win32 OpenOffice.org_project/341m1$Build-9593</meta:generator>
    <dc:date>2014-02-27T16:04:49.50</dc:date>
    <meta:document-statistic meta:table-count="0" meta:image-count="0" meta:object-count="0" meta:page-count="2" meta:paragraph-count="29" meta:word-count="233" meta:character-count="1812"/>
    <meta:template xlink:type="simple" xlink:actuate="onRequest" xlink:title="Vorlage_mit_Arial_10" xlink:href="file:///C:/Users/Darko%20Dermadi/AppData/Roaming/OpenOffice.org/3/user/template/Vorlage_mit_Arial_10.ott" meta:date="2014-02-27T15:28:56.72"/>
  </office:meta>
</office:document-meta>
</file>